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54cm"/>
    </style:style>
    <style:style style:name="co3" style:family="table-column">
      <style:table-column-properties fo:break-before="auto" style:column-width="1.575cm"/>
    </style:style>
    <style:style style:name="co4" style:family="table-column">
      <style:table-column-properties fo:break-before="auto" style:column-width="1.37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float" office:value="2.68">
            <text:p>2,68</text:p>
          </table:table-cell>
          <table:table-cell table:style-name="ce1" office:value-type="string">
            <text:p>3M6</text:p>
          </table:table-cell>
          <table:table-cell table:style-name="ce1" office:value-type="float" office:value="-3.7">
            <text:p>-3,7</text:p>
          </table:table-cell>
          <table:table-cell table:formula="of:=[.B2]-[.D2]" office:value-type="float" office:value="6.38">
            <text:p>6,38</text:p>
          </table:table-cell>
          <table:table-cell table:number-columns-repeated="3"/>
          <table:table-cell table:style-name="ce1" office:value-type="float" office:value="2.68">
            <text:p>2,68</text:p>
          </table:table-cell>
          <table:table-cell table:style-name="ce1" office:value-type="float" office:value="3.6">
            <text:p>3,6</text:p>
          </table:table-cell>
          <table:table-cell/>
          <table:table-cell table:style-name="ce1" office:value-type="float" office:value="-1.03">
            <text:p>-1,03</text:p>
          </table:table-cell>
          <table:table-cell table:style-name="ce1" office:value-type="float" office:value="6.2">
            <text:p>6,2</text:p>
          </table:table-cell>
          <table:table-cell/>
          <table:table-cell table:style-name="ce1" table:number-columns-repeated="2"/>
        </table:table-row>
        <table:table-row table:style-name="ro1">
          <table:table-cell/>
          <table:table-cell table:style-name="ce1" office:value-type="float" office:value="4.31">
            <text:p>4,31</text:p>
          </table:table-cell>
          <table:table-cell table:style-name="ce1" office:value-type="string">
            <text:p>3M6</text:p>
          </table:table-cell>
          <table:table-cell table:style-name="ce1" office:value-type="float" office:value="-2.26">
            <text:p>-2,26</text:p>
          </table:table-cell>
          <table:table-cell table:formula="of:=[.B3]-[.D3]" office:value-type="float" office:value="6.57">
            <text:p>6,57</text:p>
          </table:table-cell>
          <table:table-cell table:number-columns-repeated="3"/>
          <table:table-cell table:style-name="ce1" office:value-type="float" office:value="4.91">
            <text:p>4,91</text:p>
          </table:table-cell>
          <table:table-cell table:style-name="ce1" office:value-type="float" office:value="2.7">
            <text:p>2,7</text:p>
          </table:table-cell>
          <table:table-cell/>
          <table:table-cell table:style-name="ce1" office:value-type="float" office:value="-0.28">
            <text:p>-0,28</text:p>
          </table:table-cell>
          <table:table-cell table:style-name="ce1" office:value-type="float" office:value="5.6">
            <text:p>5,6</text:p>
          </table:table-cell>
          <table:table-cell/>
          <table:table-cell table:style-name="ce1" table:number-columns-repeated="2"/>
        </table:table-row>
        <table:table-row table:style-name="ro1">
          <table:table-cell/>
          <table:table-cell table:style-name="ce1" office:value-type="float" office:value="4.31">
            <text:p>4,31</text:p>
          </table:table-cell>
          <table:table-cell table:style-name="ce1" office:value-type="string">
            <text:p>10M</text:p>
          </table:table-cell>
          <table:table-cell table:style-name="ce1" office:value-type="float" office:value="1.87">
            <text:p>1,87</text:p>
          </table:table-cell>
          <table:table-cell table:formula="of:=[.B4]-[.D4]" office:value-type="float" office:value="2.44">
            <text:p>2,44</text:p>
          </table:table-cell>
          <table:table-cell table:number-columns-repeated="3"/>
          <table:table-cell table:number-columns-repeated="2" table:style-name="ce1" office:value-type="float" office:value="3">
            <text:p>3</text:p>
          </table:table-cell>
          <table:table-cell/>
          <table:table-cell table:style-name="ce1" office:value-type="float" office:value="2.42">
            <text:p>2,42</text:p>
          </table:table-cell>
          <table:table-cell table:style-name="ce1" office:value-type="float" office:value="3.6">
            <text:p>3,6</text:p>
          </table:table-cell>
          <table:table-cell/>
          <table:table-cell table:style-name="ce1" table:number-columns-repeated="2"/>
        </table:table-row>
        <table:table-row table:style-name="ro1">
          <table:table-cell/>
          <table:table-cell table:style-name="ce1" office:value-type="float" office:value="4.31">
            <text:p>4,31</text:p>
          </table:table-cell>
          <table:table-cell table:style-name="ce1" office:value-type="string">
            <text:p>0M91</text:p>
          </table:table-cell>
          <table:table-cell table:style-name="ce1" office:value-type="float" office:value="-21.53">
            <text:p>-21,53</text:p>
          </table:table-cell>
          <table:table-cell table:formula="of:=[.B5]-[.D5]" office:value-type="float" office:value="25.84">
            <text:p>25,84</text:p>
          </table:table-cell>
          <table:table-cell table:number-columns-repeated="3"/>
          <table:table-cell table:style-name="ce1" office:value-type="float" office:value="2.42">
            <text:p>2,42</text:p>
          </table:table-cell>
          <table:table-cell table:style-name="ce1" office:value-type="float" office:value="3.6">
            <text:p>3,6</text:p>
          </table:table-cell>
          <table:table-cell/>
          <table:table-cell table:style-name="ce1" office:value-type="float" office:value="2.68">
            <text:p>2,68</text:p>
          </table:table-cell>
          <table:table-cell table:style-name="ce1" office:value-type="float" office:value="3.6">
            <text:p>3,6</text:p>
          </table:table-cell>
          <table:table-cell/>
          <table:table-cell table:style-name="ce1" table:number-columns-repeated="2"/>
        </table:table-row>
        <table:table-row table:style-name="ro1">
          <table:table-cell/>
          <table:table-cell table:style-name="ce1" office:value-type="float" office:value="4.31">
            <text:p>4,31</text:p>
          </table:table-cell>
          <table:table-cell table:style-name="ce1" office:value-type="string">
            <text:p>1M35</text:p>
          </table:table-cell>
          <table:table-cell table:style-name="ce1" office:value-type="float" office:value="-13.85">
            <text:p>-13,85</text:p>
          </table:table-cell>
          <table:table-cell table:formula="of:=[.B6]-[.D6]" office:value-type="float" office:value="18.16">
            <text:p>18,16</text:p>
          </table:table-cell>
          <table:table-cell table:number-columns-repeated="3"/>
          <table:table-cell table:style-name="ce1" office:value-type="float" office:value="-0.28">
            <text:p>-0,28</text:p>
          </table:table-cell>
          <table:table-cell table:style-name="ce1" office:value-type="float" office:value="5.6">
            <text:p>5,6</text:p>
          </table:table-cell>
          <table:table-cell/>
          <table:table-cell table:number-columns-repeated="2" table:style-name="ce1" office:value-type="float" office:value="3">
            <text:p>3</text:p>
          </table:table-cell>
          <table:table-cell/>
          <table:table-cell table:style-name="ce1" table:number-columns-repeated="2"/>
        </table:table-row>
        <table:table-row table:style-name="ro1">
          <table:table-cell/>
          <table:table-cell table:style-name="ce1" office:value-type="float" office:value="4.31">
            <text:p>4,31</text:p>
          </table:table-cell>
          <table:table-cell table:style-name="ce1" office:value-type="string">
            <text:p>2M25</text:p>
          </table:table-cell>
          <table:table-cell table:style-name="ce1" office:value-type="float" office:value="-6.45">
            <text:p>-6,45</text:p>
          </table:table-cell>
          <table:table-cell table:formula="of:=[.B7]-[.D7]" office:value-type="float" office:value="10.76">
            <text:p>10,76</text:p>
          </table:table-cell>
          <table:table-cell table:number-columns-repeated="2"/>
          <table:table-cell table:style-name="ce1"/>
          <table:table-cell table:style-name="ce1" office:value-type="float" office:value="-1.03">
            <text:p>-1,03</text:p>
          </table:table-cell>
          <table:table-cell table:style-name="ce1" office:value-type="float" office:value="6.2">
            <text:p>6,2</text:p>
          </table:table-cell>
          <table:table-cell/>
          <table:table-cell table:style-name="ce1" office:value-type="float" office:value="4.91">
            <text:p>4,91</text:p>
          </table:table-cell>
          <table:table-cell table:style-name="ce1" office:value-type="float" office:value="2.7">
            <text:p>2,7</text:p>
          </table:table-cell>
          <table:table-cell/>
          <table:table-cell table:style-name="ce1" table:number-columns-repeated="2"/>
        </table:table-row>
        <table:table-row table:style-name="ro1">
          <table:table-cell/>
          <table:table-cell table:style-name="ce1" office:value-type="float" office:value="4.31">
            <text:p>4,31</text:p>
          </table:table-cell>
          <table:table-cell table:style-name="ce1" office:value-type="string">
            <text:p>3M0</text:p>
          </table:table-cell>
          <table:table-cell table:style-name="ce1" office:value-type="float" office:value="-3.55">
            <text:p>-3,55</text:p>
          </table:table-cell>
          <table:table-cell table:formula="of:=[.B8]-[.D8]" office:value-type="float" office:value="7.86">
            <text:p>7,86</text:p>
          </table:table-cell>
          <table:table-cell table:number-columns-repeated="2"/>
          <table:table-cell table:style-name="ce1" table:number-columns-repeated="3"/>
          <table:table-cell table:number-columns-repeated="6"/>
        </table:table-row>
        <table:table-row table:style-name="ro1">
          <table:table-cell/>
          <table:table-cell table:style-name="ce1" table:number-columns-repeated="3"/>
          <table:table-cell table:number-columns-repeated="3"/>
          <table:table-cell table:style-name="ce1" table:number-columns-repeated="3"/>
          <table:table-cell table:number-columns-repeated="6"/>
        </table:table-row>
        <table:table-row table:style-name="ro1">
          <table:table-cell/>
          <table:table-cell table:style-name="ce1" office:value-type="float" office:value="4.91">
            <text:p>4,91</text:p>
          </table:table-cell>
          <table:table-cell table:style-name="ce1" office:value-type="string">
            <text:p>3M65</text:p>
          </table:table-cell>
          <table:table-cell table:style-name="ce1" office:value-type="float" office:value="-1.43">
            <text:p>-1,43</text:p>
          </table:table-cell>
          <table:table-cell table:number-columns-repeated="3"/>
          <table:table-cell table:style-name="ce1" table:number-columns-repeated="3"/>
          <table:table-cell table:number-columns-repeated="6"/>
        </table:table-row>
        <table:table-row table:style-name="ro1">
          <table:table-cell/>
          <table:table-cell table:style-name="ce1" office:value-type="float" office:value="4.91">
            <text:p>4,91</text:p>
          </table:table-cell>
          <table:table-cell table:style-name="ce1" office:value-type="string">
            <text:p>1M35</text:p>
          </table:table-cell>
          <table:table-cell table:style-name="ce1" office:value-type="float" office:value="-13.8">
            <text:p>-13,8</text:p>
          </table:table-cell>
          <table:table-cell table:number-columns-repeated="3"/>
          <table:table-cell table:style-name="ce1" table:number-columns-repeated="3"/>
          <table:table-cell table:number-columns-repeated="6"/>
        </table:table-row>
        <table:table-row table:style-name="ro1">
          <table:table-cell/>
          <table:table-cell table:style-name="ce1"/>
          <table:table-cell table:style-name="ce1" office:value-type="string">
            <text:p>4M35</text:p>
          </table:table-cell>
          <table:table-cell table:style-name="ce1" office:value-type="float" office:value="-0.46">
            <text:p>-0,46</text:p>
          </table:table-cell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>
            <text:p>2M0</text:p>
          </table:table-cell>
          <table:table-cell table:style-name="ce1" office:value-type="float" office:value="-6.8">
            <text:p>-6,8</text:p>
          </table:table-cell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>
            <text:p>3M0</text:p>
          </table:table-cell>
          <table:table-cell table:style-name="ce1" office:value-type="float" office:value="-2.7">
            <text:p>-2,7</text:p>
          </table:table-cell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>
            <text:p>2M2</text:p>
          </table:table-cell>
          <table:table-cell table:style-name="ce1" office:value-type="float" office:value="-5.5">
            <text:p>-5,5</text:p>
          </table:table-cell>
          <table:table-cell table:number-columns-repeated="3"/>
          <table:table-cell table:style-name="ce1" office:value-type="float" office:value="4.31">
            <text:p>4,31</text:p>
          </table:table-cell>
          <table:table-cell table:style-name="ce1" office:value-type="float" office:value="0.91">
            <text:p>0,91</text:p>
          </table:table-cell>
          <table:table-cell table:style-name="ce1" office:value-type="float" office:value="-21.53">
            <text:p>-21,53</text:p>
          </table:table-cell>
          <table:table-cell table:formula="of:=[.H15]-[.J15]" office:value-type="float" office:value="25.84">
            <text:p>25,84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 table:style-name="ce1" office:value-type="string">
            <text:p>2m7</text:p>
          </table:table-cell>
          <table:table-cell table:style-name="ce1" office:value-type="float" office:value="-3.51">
            <text:p>-3,51</text:p>
          </table:table-cell>
          <table:table-cell table:number-columns-repeated="3"/>
          <table:table-cell table:style-name="ce1" office:value-type="float" office:value="4.31">
            <text:p>4,31</text:p>
          </table:table-cell>
          <table:table-cell table:style-name="ce1" office:value-type="float" office:value="1.35">
            <text:p>1,35</text:p>
          </table:table-cell>
          <table:table-cell table:style-name="ce1" office:value-type="float" office:value="-13.85">
            <text:p>-13,85</text:p>
          </table:table-cell>
          <table:table-cell table:formula="of:=[.H16]-[.J16]" office:value-type="float" office:value="18.16">
            <text:p>18,16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1" office:value-type="float" office:value="4.31">
            <text:p>4,31</text:p>
          </table:table-cell>
          <table:table-cell table:style-name="ce1" office:value-type="float" office:value="2.25">
            <text:p>2,25</text:p>
          </table:table-cell>
          <table:table-cell table:style-name="ce1" office:value-type="float" office:value="-6.45">
            <text:p>-6,45</text:p>
          </table:table-cell>
          <table:table-cell table:formula="of:=[.H17]-[.J17]" office:value-type="float" office:value="10.76">
            <text:p>10,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5M6</text:p>
          </table:table-cell>
          <table:table-cell office:value-type="float" office:value="-1">
            <text:p>-1</text:p>
          </table:table-cell>
          <table:table-cell table:number-columns-repeated="3"/>
          <table:table-cell table:style-name="ce1" office:value-type="float" office:value="4.31">
            <text:p>4,31</text:p>
          </table:table-cell>
          <table:table-cell table:style-name="ce1" office:value-type="float" office:value="3.6">
            <text:p>3,6</text:p>
          </table:table-cell>
          <table:table-cell table:style-name="ce1" office:value-type="float" office:value="-2.26">
            <text:p>-2,26</text:p>
          </table:table-cell>
          <table:table-cell table:formula="of:=[.H18]-[.J18]" office:value-type="float" office:value="6.57">
            <text:p>6,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3M0</text:p>
          </table:table-cell>
          <table:table-cell office:value-type="float" office:value="-4.77">
            <text:p>-4,77</text:p>
          </table:table-cell>
          <table:table-cell table:number-columns-repeated="3"/>
          <table:table-cell table:style-name="ce1" office:value-type="float" office:value="4.31">
            <text:p>4,3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.87">
            <text:p>1,87</text:p>
          </table:table-cell>
          <table:table-cell table:formula="of:=[.H19]-[.J19]" office:value-type="float" office:value="2.44">
            <text:p>2,44</text:p>
          </table:table-cell>
          <table:table-cell table:number-columns-repeated="5"/>
        </table:table-row>
        <table:table-row table:style-name="ro1">
          <table:table-cell table:number-columns-repeated="6"/>
          <table:table-cell>
            <draw:frame table:end-cell-address="Sheet1.O40" table:end-x="0.08cm" table:end-y="0.067cm" draw:z-index="0" draw:style-name="gr1" draw:text-style-name="P1" svg:width="15.999cm" svg:height="8.999cm" svg:x="2.146cm" svg:y="0.101cm">
              <draw:object draw:notify-on-update-of-ranges="Sheet1.J15:Sheet1.J19 Sheet1.I15:Sheet1.I1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/>
          <table:table-cell office:value-type="float" office:value="2.42">
            <text:p>2,42</text:p>
          </table:table-cell>
          <table:table-cell office:value-type="string">
            <text:p>3M0</text:p>
          </table:table-cell>
          <table:table-cell office:value-type="float" office:value="-5.28">
            <text:p>-5,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42">
            <text:p>2,42</text:p>
          </table:table-cell>
          <table:table-cell office:value-type="string">
            <text:p>3M6</text:p>
          </table:table-cell>
          <table:table-cell office:value-type="float" office:value="-4.01">
            <text:p>-4,01</text:p>
          </table:table-cell>
          <table:table-cell table:number-columns-repeated="1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float" office:value="-0.28">
            <text:p>-0,28</text:p>
          </table:table-cell>
          <table:table-cell office:value-type="string">
            <text:p>5M6</text:p>
          </table:table-cell>
          <table:table-cell office:value-type="float" office:value="-4.44">
            <text:p>-4,44</text:p>
          </table:table-cell>
          <table:table-cell table:number-columns-repeated="1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float" office:value="-1.03">
            <text:p>-1,03</text:p>
          </table:table-cell>
          <table:table-cell office:value-type="string">
            <text:p>5M6</text:p>
          </table:table-cell>
          <table:table-cell office:value-type="float" office:value="-5.31">
            <text:p>-5,3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6m2</text:p>
          </table:table-cell>
          <table:table-cell table:number-columns-repeated="13"/>
        </table:table-row>
        <table:table-row table:style-name="ro1" table:number-rows-repeated="9">
          <table:table-cell table:number-columns-repeated="16"/>
        </table:table-row>
        <table:table-row table:style-name="ro1">
          <table:table-cell table:number-columns-repeated="4"/>
          <table:table-cell>
            <draw:frame table:end-cell-address="Sheet1.O67" table:end-x="1.101cm" table:end-y="0.072cm" draw:z-index="1" draw:style-name="gr1" draw:text-style-name="P1" svg:width="22.129cm" svg:height="12.289cm" svg:x="1.553cm" svg:y="0.429cm">
              <draw:object draw:notify-on-update-of-ranges="Sheet1.L2:Sheet1.L7 Sheet1.M2:Sheet1.M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1">21.01.2019</text:date>, <text:time>13:2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4:43:36.71</meta:creation-date>
    <dc:date>2019-01-21T13:21:29.34</dc:date>
    <meta:editing-duration>PT5H55M34S</meta:editing-duration>
    <meta:editing-cycles>12</meta:editing-cycles>
    <meta:generator>OpenOffice/4.1.4$Win32 OpenOffice.org_project/414m5$Build-9788</meta:generator>
    <meta:document-statistic meta:table-count="3" meta:cell-count="10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3.307cm" svg:y="4.188cm" style:legend-expansion="high" chart:style-name="ch2"/>
        <chart:plot-area chart:style-name="ch3" table:cell-range-address="Sheet1.I15:Sheet1.J19" svg:x="0.77cm" svg:y="0.855cm" svg:width="11.897cm" svg:height="7.545cm">
          <chartooo:coordinate-region svg:x="1.008cm" svg:y="1.068cm" svg:width="11.565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5:Sheet1.I19" chart:class="chart:scatter">
            <chart:domain table:cell-range-address="Sheet1.J15:Sheet1.J19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1.53">
                <text:p>-21.53</text:p>
                <draw:g>
                  <svg:desc>Sheet1.J15:Sheet1.J19</svg:desc>
                </draw:g>
              </table:table-cell>
              <table:table-cell office:value-type="float" office:value="0.91">
                <text:p>0.91</text:p>
                <draw:g>
                  <svg:desc>Sheet1.I15:Sheet1.I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3.85">
                <text:p>-13.8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.45">
                <text:p>-6.4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26">
                <text:p>-2.2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7">
                <text:p>1.87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13cm" svg:height="12.29cm" xlink:href=".." xlink:type="simple" chart:class="chart:scatter" chart:column-mapping="1 0" chart:style-name="ch1">
        <chart:legend chart:legend-position="end" svg:x="19.331cm" svg:y="5.833cm" style:legend-expansion="high" chart:style-name="ch2"/>
        <chart:plot-area chart:style-name="ch3" table:cell-range-address="Sheet1.L2:Sheet1.M7" svg:x="0.892cm" svg:y="1.115cm" svg:width="17.555cm" svg:height="10.51cm">
          <chartooo:coordinate-region svg:x="1.434cm" svg:y="1.327cm" svg:width="16.773cm" svg:height="10.0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2:Sheet1.L7" chart:class="chart:scatter">
            <chart:domain table:cell-range-address="Sheet1.M2:Sheet1.M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2">
                <text:p>6.2</text:p>
                <draw:g>
                  <svg:desc>Sheet1.M2:Sheet1.M7</svg:desc>
                </draw:g>
              </table:table-cell>
              <table:table-cell office:value-type="float" office:value="-1.03">
                <text:p>-1.03</text:p>
                <draw:g>
                  <svg:desc>Sheet1.L2:Sheet1.L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6">
                <text:p>5.6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6">
                <text:p>3.6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">
                <text:p>3.6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">
                <text:p>2.7</text:p>
              </table:table-cell>
              <table:table-cell office:value-type="float" office:value="4.91">
                <text:p>4.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